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8.468cm" fo:margin-left="0cm" fo:margin-top="0cm" fo:margin-bottom="0cm" style:page-number="1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572cm"/>
    </style:style>
    <style:style style:name="Table1.C" style:family="table-column">
      <style:table-column-properties style:column-width="6.535cm"/>
    </style:style>
    <style:style style:name="Table1.D" style:family="table-column">
      <style:table-column-properties style:column-width="6.7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3" style:family="paragraph" style:parent-style-name="Heading_20_2" style:master-page-name="Standard">
      <style:paragraph-properties style:page-number="1"/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Phase</text:p>
          </table:table-cell>
          <table:table-cell table:style-name="Table1.A1" office:value-type="string">
            <text:p text:style-name="Standard">Name and Date</text:p>
          </table:table-cell>
          <table:table-cell table:style-name="Table1.A1" office:value-type="string">
            <text:p text:style-name="Standard">Description </text:p>
          </table:table-cell>
          <table:table-cell table:style-name="Table1.A1" office:value-type="string">
            <text:p text:style-name="Standard"><text:s/>Resources Used</text:p>
          </table:table-cell>
        </table:table-row>
        <table:table-row table:style-name="Table1.1"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Oct 2017 - Mar 2018</text:p>
            <text:p text:style-name="Standard"><text:line-break/>Experimental Course</text:p>
          </table:table-cell>
          <table:table-cell table:style-name="Table1.A1" office:value-type="string">
            <text:p text:style-name="Standard">Participants started with a blank canvas and were asked to plan and make a game in two larger groups of 5-6 participants of mixed ages. A minimal incomplete starting game code template was introduced to support students after the course has started. </text:p>
            <text:p text:style-name="Standard"/>
          </table:table-cell>
          <table:table-cell table:style-name="Table1.A1" office:value-type="string">
            <text:p text:style-name="Standard">Phaser 2.6.2 javascript library (Appendix R.1.1)</text:p>
            <text:p text:style-name="Standard">Thimble code playground. (Appendix R.2.1)</text:p>
            <text:p text:style-name="Standard">Online graphics editor Piskel.(Appendix R.3.1)</text:p>
            <text:p text:style-name="Standard">Code recognition activity. (Appendix D.1.1)</text:p>
            <text:p text:style-name="Standard">An incomplete game code template (Appendix R.4.1)</text:p>
            <text:p text:style-name="Standard">Various audio creation tools (Appendix R.5.x)</text:p>
          </table:table-cell>
        </table:table-row>
        <table:table-row table:style-name="Table1.1">
          <table:table-cell table:style-name="Table1.A1" office:value-type="string">
            <text:p text:style-name="Standard">2</text:p>
          </table:table-cell>
          <table:table-cell table:style-name="Table1.A1" office:value-type="string">
            <text:p text:style-name="Standard">May 2018 - Dec 2018<text:line-break/><text:line-break/>Resource Development Stage</text:p>
          </table:table-cell>
          <table:table-cell table:style-name="Table1.A1" office:value-type="string">
            <text:p text:style-name="Standard">One-off workshops at Mozilla and Feral Vector conferences and to PGCE computer students helped focus and the creation of a “half baked” game template and supporting online and printable resources. </text:p>
          </table:table-cell>
          <table:table-cell table:style-name="Table1.A1" office:value-type="string">
            <text:p text:style-name="Standard">Phaser 2.6.2 javascript library (Appendix R.1)</text:p>
            <text:p text:style-name="Standard">Glitch code playground (Appendix R.2.1)</text:p>
            <text:p text:style-name="Standard">Print out of cards with simple coding missions (Appendix R.5.1)</text:p>
            <text:p text:style-name="Standard">Revised incomplete game template (Appendix R.4.2)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Jan - Feb 2019 <text:s/></text:p>
            <text:p text:style-name="Standard"/>
            <text:p text:style-name="Standard">Glitch Game Club </text:p>
          </table:table-cell>
          <table:table-cell table:style-name="Table1.A1" office:value-type="string">
            <text:p text:style-name="Standard">First iteration of game making course of 5-6 weeks. The template and resources created in the previous stage were used as a starting point but continued to evolve.. </text:p>
          </table:table-cell>
          <table:table-cell table:style-name="Table1.A1" office:value-type="string">
            <text:p text:style-name="Standard">Phaser 2.6.2 javascript library (Appendix R.1.1)<text:line-break/>Glitch code playground (Appendix R.2.1)<text:line-break/>Online graphics editor Piskel.(Appendix R.3.1)</text:p>
            <text:p text:style-name="Standard">Updated incomplete game template (Appendix R.4.3)</text:p>
            <text:p text:style-name="Standard">Supporting tutorials and code examples <text:line-break/>(Appendix D.2.x)</text:p>
          </table:table-cell>
        </table:table-row>
        <table:table-row table:style-name="Table1.1"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May 2019 </text:p>
            <text:p text:style-name="Standard"/>
            <text:p text:style-name="Standard">Glitch Game Club </text:p>
          </table:table-cell>
          <table:table-cell table:style-name="Table1.A1" office:value-type="string">
            <text:p text:style-name="Standard">Second iteration of game making course of 4 weeks using Phaser.js,</text:p>
            <text:p text:style-name="Standard"/>
          </table:table-cell>
          <table:table-cell table:style-name="Table1.A1" office:value-type="string">
            <text:p text:style-name="Standard">As per phase 3 and in addition:<text:line-break/>Drama scenario (Appendix E.1.1)<text:line-break/>Interactive chat page in glitch (Appendix E.1.2)</text:p>
          </table:table-cell>
        </table:table-row>
        <table:table-row table:style-name="Table1.1">
          <table:table-cell table:style-name="Table1.A1" office:value-type="string">
            <text:p text:style-name="Standard">5</text:p>
          </table:table-cell>
          <table:table-cell table:style-name="Table1.A1" office:value-type="string">
            <text:p text:style-name="Standard">Jan 2020 - September 2020</text:p>
            <text:p text:style-name="Standard"/>
            <text:p text:style-name="Standard"><text:soft-page-break/>Make Code Arcade</text:p>
          </table:table-cell>
          <table:table-cell table:style-name="Table1.A1" office:value-type="string">
            <text:p text:style-name="Standard">Two iterations of game making course of 5-6 weeks using MakeCode Arcade tool. </text:p>
            <text:p text:style-name="Standard"><text:soft-page-break/><text:line-break/><text:line-break/></text:p>
          </table:table-cell>
          <table:table-cell table:style-name="Table1.A1" office:value-type="string">
            <text:p text:style-name="Standard">Make Code Arcade (MCA) tool (Appendix RM.1.1)<text:line-break/>MCA Template starting <text:soft-page-break/>game(Appendix RM.1.2)</text:p>
            <text:p text:style-name="Standard">MCA quick start cards.(Appendix RM.1.3)</text:p>
            <text:p text:style-name="Standard">MCA game pattern menu (Appendix RM.1.3)</text:p>
            <text:p text:style-name="Standard">MCA game pattern tutorials (Appendix RM.1.3)</text:p>
            <text:p text:style-name="Standard">Learning Dimensions Map (Appendix M.1.1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Quotations" style:family="paragraph" style:parent-style-name="Standard" style:class="html">
      <style:paragraph-properties fo:margin-left="0.801cm" fo:margin-right="0.6cm" fo:margin-top="0.254cm" fo:margin-bottom="0.254cm" style:contextual-spacing="false" fo:text-indent="0cm" style:auto-text-indent="false">
        <style:tab-stops/>
      </style:paragraph-properties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.3cm" fo:margin-bottom="0.3cm" style:contextual-spacing="true" fo:text-indent="0cm" style:auto-text-indent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style:contextual-spacing="false" style:line-height-at-least="0.423cm" fo:text-indent="0cm" style:auto-text-indent="false">
        <style:tab-stops/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9T10:08:47.295617233</dc:date>
    <dc:creator>Mick Chesterman</dc:creator>
    <meta:editing-duration>PT2M34S</meta:editing-duration>
    <meta:editing-cycles>2</meta:editing-cycles>
    <meta:document-statistic meta:table-count="1" meta:image-count="0" meta:object-count="0" meta:page-count="2" meta:paragraph-count="44" meta:word-count="314" meta:character-count="2068" meta:non-whitespace-character-count="1780"/>
  </office:meta>
</office:document-meta>
</file>